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4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44pt"/>
    </style:style>
    <style:style style:name="co4" style:family="table-column">
      <style:table-column-properties fo:break-before="auto" style:column-width="269.49pt"/>
    </style:style>
    <style:style style:name="co5" style:family="table-column">
      <style:table-column-properties fo:break-before="auto" style:column-width="79.6pt"/>
    </style:style>
    <style:style style:name="co6" style:family="table-column">
      <style:table-column-properties fo:break-before="auto" style:column-width="73.81pt"/>
    </style:style>
    <style:style style:name="co7" style:family="table-column">
      <style:table-column-properties fo:break-before="auto" style:column-width="52.1pt"/>
    </style:style>
    <style:style style:name="co8" style:family="table-column">
      <style:table-column-properties fo:break-before="auto" style:column-width="326.75pt"/>
    </style:style>
    <style:style style:name="co9" style:family="table-column">
      <style:table-column-properties fo:break-before="auto" style:column-width="199.39pt"/>
    </style:style>
    <style:style style:name="ro1" style:family="table-row">
      <style:table-row-properties style:row-height="33.8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4pt" fo:break-before="auto" style:use-optimal-row-height="false"/>
    </style:style>
    <style:style style:name="ro6" style:family="table-row">
      <style:table-row-properties style:row-height="50.26pt" fo:break-before="auto" style:use-optimal-row-height="false"/>
    </style:style>
    <style:style style:name="ro7" style:family="table-row">
      <style:table-row-properties style:row-height="52.5pt" fo:break-before="auto" style:use-optimal-row-height="false"/>
    </style:style>
    <style:style style:name="ro8" style:family="table-row">
      <style:table-row-properties style:row-height="42.49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0" style:family="table-row">
      <style:table-row-properties style:row-height="35.26pt" fo:break-before="auto" style:use-optimal-row-height="true"/>
    </style:style>
    <style:style style:name="ro11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28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fo:color="#ed1c24"/>
    </style:style>
    <style:style style:name="T2" style:family="text">
      <style:text-properties fo:color="#0066b3"/>
    </style:style>
    <style:style style:name="T3" style:family="text">
      <style:text-properties fo:color="#72bf44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ro" table:style-name="ta1">
        <office:forms form:automatic-focus="false" form:apply-design-mode="false"/>
        <table:table-column table:style-name="co1" table:default-cell-style-name="ce9"/>
        <table:table-row table:style-name="ro1">
          <table:table-cell table:style-name="ce4" office:value-type="string" calcext:value-type="string">
            <text:p>Sistema Home Banking</text:p>
          </table:table-cell>
        </table:table-row>
        <table:table-row table:style-name="ro2">
          <table:table-cell table:style-name="ce8" office:value-type="string" calcext:value-type="string">
            <text:p>Report Scrum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Principi di Progettazione del Software a.a. 2018-2019</text:p>
          </table:table-cell>
        </table:table-row>
        <table:table-row table:style-name="ro3">
          <table:table-cell office:value-type="string" calcext:value-type="string">
            <text:p>Università del Salento - Facoltà di Ingegneria dell’Informazione</text:p>
          </table:table-cell>
        </table:table-row>
        <table:table-row table:style-name="ro4" table:number-rows-repeated="2">
          <table:table-cell table:style-name="Default"/>
        </table:table-row>
        <table:table-row table:style-name="ro4">
          <table:table-cell table:style-name="ce10" office:value-type="string" calcext:value-type="string">
            <text:p>Mirko Zizzari</text:p>
          </table:table-cell>
        </table:table-row>
      </table:table>
      <table:table table:name="Product Backlog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number-columns-repeated="6" table:default-cell-style-name="ce3"/>
        <table:table-column table:style-name="co2" table:number-columns-repeated="1014" table:default-cell-style-name="ce3"/>
        <table:table-row table:style-name="ro4">
          <table:table-cell table:style-name="ce1"/>
          <table:table-cell table:style-name="ce18" table:number-columns-spanned="3" table:number-rows-spanned="1"/>
          <table:covered-table-cell table:style-name="ce6"/>
          <table:covered-table-cell table:style-name="ce1"/>
          <table:table-cell table:style-name="ce18" office:value-type="string" calcext:value-type="string" table:number-columns-spanned="6" table:number-rows-spanned="1">
            <text:p>Nuove stime allo Sprint…</text:p>
          </table:table-cell>
          <table:covered-table-cell table:number-columns-repeated="5" table:style-name="ce1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16" office:value-type="string" calcext:value-type="string">
            <text:p>Priorità</text:p>
          </table:table-cell>
          <table:table-cell table:style-name="ce16" office:value-type="string" calcext:value-type="string">
            <text:p>Voce</text:p>
          </table:table-cell>
          <table:table-cell table:style-name="ce16" office:value-type="string" calcext:value-type="string">
            <text:p>Dettagli</text:p>
            <text:p>(wiki URL,</text:p>
            <text:p>Riferimento</text:p>
            <text:p>Documento)</text:p>
          </table:table-cell>
          <table:table-cell table:style-name="ce16" office:value-type="string" calcext:value-type="string">
            <text:p>Stima </text:p>
            <text:p>iniziale </text:p>
            <text:p>dimensioni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4"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Definire I requisiti e </text:p>
            <text:p>l’architettura di alto livello (attori e casi d’uso)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Definire I requisiti di sistema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rogettazione del database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Configurazione Ambiente di Lavoro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12" office:value-type="string" calcext:value-type="string">
            <text:p>Come <text:span text:style-name="T1">amministratore</text:span> voglio</text:p>
            <text:p><text:span text:style-name="T2">Creare il profilo</text:span> delle <text:span text:style-name="T3">banche</text:span> del territorio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2" office:value-type="string" calcext:value-type="string">
            <text:p>Come <text:span text:style-name="T1">amministratore</text:span> voglio </text:p>
            <text:p><text:span text:style-name="T2">Definire le credenziali</text:span> di un <text:span text:style-name="T1">direttore</text:span> per ogni <text:span text:style-name="T3">banca</text:span>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7" calcext:value-type="float">
            <text:p>7</text:p>
          </table:table-cell>
          <table:table-cell table:style-name="ce12" office:value-type="string" calcext:value-type="string">
            <text:p>Come <text:span text:style-name="T1">direttore</text:span> voglio </text:p>
            <text:p><text:span text:style-name="T2">Creare</text:span> una o più <text:span text:style-name="T3">filiali</text:span> della mia <text:span text:style-name="T3">banca</text:span>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12" office:value-type="string" calcext:value-type="string">
            <text:p>Come <text:span text:style-name="T1">direttore</text:span> voglio </text:p>
            <text:p><text:span text:style-name="T2">Definire le credenziali</text:span> dei <text:span text:style-name="T1">cassieri</text:span> per ogni <text:span text:style-name="T3">filiale</text:span>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9" calcext:value-type="float">
            <text:p>9</text:p>
          </table:table-cell>
          <table:table-cell table:style-name="ce12" office:value-type="string" calcext:value-type="string">
            <text:p>Come <text:span text:style-name="T1">direttore</text:span> voglio </text:p>
            <text:p>Creare un <text:span text:style-name="T3">catalogo</text:span> di </text:p>
            <text:p><text:span text:style-name="T3">prodotti</text:span> (conto corrente, carta prepagata)</text:p>
            <text:p>e <text:span text:style-name="T3">servizi</text:span> (ricarica cellulare, pagamento bollo auto)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Il <text:span text:style-name="T1">sistema</text:span> <text:span text:style-name="T2">applica</text:span> periodicamente </text:p>
            <text:p>gli <text:span text:style-name="T3">interessi</text:span> sui <text:span text:style-name="T3">prodotti</text:span> (conto e carta prepagata)</text:p>
            <text:p>Con una percentuale definita dal <text:span text:style-name="T1">direttore</text:span> di banca.</text:p>
            <text:p><text:span text:style-name="T4">Rispettando gli automatismi per operazioni dispositive</text:span>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Come <text:span text:style-name="T1">cassiere</text:span> voglio</text:p>
            <text:p>Prendere <text:span text:style-name="T2">visione</text:span> delle <text:span text:style-name="T3">operazioni</text:span> dei <text:span text:style-name="T1">clienti</text:span></text:p>
            <text:p>Potendole <text:span text:style-name="T2">filtrare</text:span> ed <text:span text:style-name="T2">esportare</text:span>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Come <text:span text:style-name="T1">cassiere</text:span> <text:span text:style-name="T4">devo</text:span> </text:p>
            <text:p><text:span text:style-name="T2">Autorizzare o negare</text:span> le <text:span text:style-name="T3">operazioni dispositive</text:span>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Come <text:span text:style-name="T1">cliente</text:span> della <text:span text:style-name="T3">filiale</text:span> voglio</text:p>
            <text:p><text:span text:style-name="T2">Eseguire</text:span> <text:span text:style-name="T3">operazioni informative</text:span>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Come <text:span text:style-name="T1">cliente</text:span> della <text:span text:style-name="T3">filiale</text:span> voglio </text:p>
            <text:p><text:span text:style-name="T2">Eseguire</text:span> <text:span text:style-name="T3">operazioni dispositive</text:span>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Come <text:span text:style-name="T1">cliente</text:span> voglio</text:p>
            <text:p><text:span text:style-name="T2">Usufrire</text:span> dei <text:span text:style-name="T3">servizi</text:span> offerti</text:p>
            <text:p>(ricariche cellulare, pagamento bollo auto)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Un <text:span text:style-name="T1">utente generico</text:span> può</text:p>
            <text:p>Prendere <text:span text:style-name="T2">visione</text:span> dei servizi offerti dal sistema, </text:p>
            <text:p>Delle banche, ecc.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6"/>
          <table:table-cell table:number-columns-repeated="1014"/>
        </table:table-row>
        <table:table-row table:style-name="ro7"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Un <text:span text:style-name="T1">utente generico</text:span> può </text:p>
            <text:p><text:span text:style-name="T2">Richiedere la registrazione</text:span> all’<text:span text:style-name="T1">amministratore</text:span></text:p>
            <text:p>Specificando banca e filiale</text:p>
            <text:p/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6"/>
          <table:table-cell table:number-columns-repeated="1014"/>
        </table:table-row>
        <table:table-row table:style-name="ro8" table:number-rows-repeated="14">
          <table:table-cell table:style-name="ce1"/>
          <table:table-cell table:style-name="ce12"/>
          <table:table-cell table:style-name="ce1" table:number-columns-repeated="8"/>
          <table:table-cell table:number-columns-repeated="1014"/>
        </table:table-row>
        <table:table-row table:style-name="ro8" table:number-rows-repeated="6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8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t1" table:style-name="ta1">
        <office:forms form:automatic-focus="false" form:apply-design-mode="false"/>
        <table:table-column table:style-name="co8" table:default-cell-style-name="ce16"/>
        <table:table-column table:style-name="co9" table:default-cell-style-name="ce16"/>
        <table:table-column table:style-name="co2" table:number-columns-repeated="6" table:default-cell-style-name="ce23"/>
        <table:table-row table:style-name="ro4">
          <table:table-cell table:style-name="ce18" table:number-columns-spanned="3" table:number-rows-spanned="1"/>
          <table:covered-table-cell table:style-name="ce18"/>
          <table:covered-table-cell table:style-name="ce1"/>
          <table:table-cell table:style-name="ce18" office:value-type="string" calcext:value-type="string" table:number-columns-spanned="5" table:number-rows-spanned="1">
            <text:p>Nuove stime al giorno</text:p>
          </table:table-cell>
          <table:covered-table-cell table:number-columns-repeated="4" table:style-name="ce1"/>
        </table:table-row>
        <table:table-row table:style-name="ro10">
          <table:table-cell office:value-type="string" calcext:value-type="string">
            <text:p>Voce da product backlog</text:p>
          </table:table-cell>
          <table:table-cell office:value-type="string" calcext:value-type="string">
            <text:p>Sprint Task</text:p>
          </table:table-cell>
          <table:table-cell table:style-name="ce16" office:value-type="string" calcext:value-type="string">
            <text:p>Stima </text:p>
            <text:p>iniziale </text:p>
            <text:p>dimension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4">
          <table:table-cell table:style-name="ce18" office:value-type="string" calcext:value-type="string" table:number-columns-spanned="1" table:number-rows-spanned="3">
            <text:p>Definire I requisiti e l’architettura di alto livello (attori e casi d’uso)</text:p>
          </table:table-cell>
          <table:table-cell office:value-type="string" calcext:value-type="string">
            <text:p>Avviare la documentazione di progett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covered-table-cell table:style-name="ce18"/>
          <table:table-cell office:value-type="string" calcext:value-type="string">
            <text:p>Definire gli attori e I casi d’us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1">
          <table:covered-table-cell/>
          <table:table-cell table:style-name="ce5" office:value-type="string" calcext:value-type="string">
            <text:p>Diagrammi delle classi + </text:p>
            <text:p>Diagrammi di sequenza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efinire I requisiti di sistema</text:p>
          </table:table-cell>
          <table:table-cell table:style-name="ce18" office:value-type="string" calcext:value-type="string">
            <text:p>Definire l’architettura hardware/software</text:p>
            <text:p>E dei principali componenti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table:number-columns-repeated="2"/>
        </table:table-row>
        <table:table-row table:style-name="ro4">
          <table:table-cell table:style-name="ce18" office:value-type="string" calcext:value-type="string" table:number-columns-spanned="1" table:number-rows-spanned="5">
            <text:p>Progettazione del database</text:p>
          </table:table-cell>
          <table:table-cell office:value-type="string" calcext:value-type="string">
            <text:p>Descrizione del domin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Requisiti della base dat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Diagramma e-r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Dizionario dei dati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Schema logic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 table:number-columns-spanned="1" table:number-rows-spanned="4">
            <text:p>Configurazione Ambiente di Lavoro</text:p>
          </table:table-cell>
          <table:table-cell office:value-type="string" calcext:value-type="string">
            <text:p>configurazione ide e reposito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stallazione apache tomca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stallazione mysql + workben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scelta jdk + bootstrap progett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Default" table:number-columns-repeated="2"/>
          <table:table-cell table:style-name="Default" table:formula="of:=SUM([.C3:.C15])" office:value-type="float" office:value="38" calcext:value-type="float">
            <text:p>38</text:p>
          </table:table-cell>
          <table:table-cell table:style-name="Default" table:formula="of:=SUM([.D3:.D15])" office:value-type="float" office:value="29" calcext:value-type="float">
            <text:p>29</text:p>
          </table:table-cell>
          <table:table-cell table:style-name="Default" table:formula="of:=SUM([.E3:.E15])" office:value-type="float" office:value="26" calcext:value-type="float">
            <text:p>26</text:p>
          </table:table-cell>
          <table:table-cell table:style-name="Default" table:formula="of:=SUM([.F3:.F15])" office:value-type="float" office:value="20" calcext:value-type="float">
            <text:p>20</text:p>
          </table:table-cell>
          <table:table-cell table:style-name="Default" table:formula="of:=SUM([.G3:.G15])" office:value-type="float" office:value="0" calcext:value-type="float">
            <text:p>0</text:p>
          </table:table-cell>
          <table:table-cell table:style-name="Default" table:formula="of:=SUM([.H3:.H15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'Product Backlog'.A2:'Product Backlog'.D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6:17:50.376154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40:49.275889932</meta:creation-date>
    <dc:date>2018-11-17T22:00:50.835447181</dc:date>
    <meta:editing-duration>PT6H6M16S</meta:editing-duration>
    <meta:editing-cycles>7</meta:editing-cycles>
    <meta:generator>LibreOffice/6.0.6.2$Linux_X86_64 LibreOffice_project/00m0$Build-2</meta:generator>
    <meta:document-statistic meta:table-count="3" meta:cell-count="166" meta:object-count="0"/>
  </office:meta>
</office:document-meta>
</file>